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text-properties officeooo:rsid="001bcd7f" officeooo:paragraph-rsid="001bcd7f"/>
    </style:style>
    <style:style style:name="P2" style:family="paragraph" style:parent-style-name="Standard">
      <style:text-properties officeooo:rsid="001bcd7f" officeooo:paragraph-rsid="0026a473"/>
    </style:style>
    <style:style style:name="P3" style:family="paragraph" style:parent-style-name="Standard">
      <style:text-properties officeooo:rsid="00226c25" officeooo:paragraph-rsid="002427c0"/>
    </style:style>
    <style:style style:name="P4" style:family="paragraph" style:parent-style-name="Standard">
      <style:text-properties officeooo:rsid="00226c25" officeooo:paragraph-rsid="002b0738"/>
    </style:style>
    <style:style style:name="P5" style:family="paragraph" style:parent-style-name="Text_20_body">
      <style:paragraph-properties fo:margin-left="0in" fo:margin-right="0in" fo:text-indent="0in" style:auto-text-indent="false"/>
    </style:style>
    <style:style style:name="P6" style:family="paragraph" style:parent-style-name="Text_20_body">
      <style:text-properties officeooo:rsid="0018411c" officeooo:paragraph-rsid="0018411c"/>
    </style:style>
    <style:style style:name="P7" style:family="paragraph" style:parent-style-name="Text_20_body">
      <style:text-properties officeooo:rsid="0018411c" officeooo:paragraph-rsid="0029e69f"/>
    </style:style>
    <style:style style:name="P8" style:family="paragraph" style:parent-style-name="Text_20_body">
      <style:paragraph-properties fo:margin-left="1.9693in" fo:line-height="100%" fo:text-align="justify" style:justify-single-word="false" fo:text-indent="0in" style:auto-text-indent="false"/>
      <style:text-properties fo:font-size="9pt" officeooo:rsid="0018411c" officeooo:paragraph-rsid="0018411c" style:font-size-asian="9pt" style:font-size-complex="9pt"/>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text-indent="0in" style:auto-text-indent="false" fo:break-before="page"/>
    </style:style>
    <style:style style:name="P11" style:family="paragraph" style:parent-style-name="Text_20_body">
      <style:text-properties officeooo:paragraph-rsid="002ff83b"/>
    </style:style>
    <style:style style:name="P12" style:family="paragraph" style:parent-style-name="Text_20_body">
      <style:text-properties officeooo:paragraph-rsid="00387b99"/>
    </style:style>
    <style:style style:name="P13" style:family="paragraph" style:parent-style-name="Text_20_body">
      <style:paragraph-properties fo:margin-left="0in" fo:margin-right="0in" fo:text-indent="0in" style:auto-text-indent="false"/>
      <style:text-properties officeooo:paragraph-rsid="003b1d75"/>
    </style:style>
    <style:style style:name="P14" style:family="paragraph" style:parent-style-name="Text_20_body">
      <style:text-properties officeooo:paragraph-rsid="003f1694"/>
    </style:style>
    <style:style style:name="T1" style:family="text">
      <style:text-properties officeooo:rsid="001bcd7f"/>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bcd7f" style:font-weight-asian="bold" style:font-weight-complex="bold"/>
    </style:style>
    <style:style style:name="T5" style:family="text">
      <style:text-properties officeooo:rsid="001fa5c6"/>
    </style:style>
    <style:style style:name="T6" style:family="text">
      <style:text-properties officeooo:rsid="002427c0"/>
    </style:style>
    <style:style style:name="T7" style:family="text">
      <style:text-properties officeooo:rsid="0025b733"/>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officeooo:rsid="00264535"/>
    </style:style>
    <style:style style:name="T11" style:family="text">
      <style:text-properties officeooo:rsid="0026a473"/>
    </style:style>
    <style:style style:name="T12" style:family="text">
      <style:text-properties officeooo:rsid="00281e13"/>
    </style:style>
    <style:style style:name="T13" style:family="text">
      <style:text-properties officeooo:rsid="0031d164"/>
    </style:style>
    <style:style style:name="T14" style:family="text">
      <style:text-properties officeooo:rsid="00372c39"/>
    </style:style>
    <style:style style:name="T15" style:family="text">
      <style:text-properties style:text-line-through-style="none" style:text-line-through-type="none" style:text-underline-style="none"/>
    </style:style>
    <style:style style:name="T16" style:family="text">
      <style:text-properties style:text-line-through-style="none" style:text-line-through-type="none" style:text-underline-style="none" officeooo:rsid="00372c39"/>
    </style:style>
    <style:style style:name="T17" style:family="text">
      <style:text-properties style:text-line-through-style="none" style:text-line-through-type="none" style:text-underline-style="none" officeooo:rsid="00387b99"/>
    </style:style>
    <style:style style:name="T18" style:family="text">
      <style:text-properties style:text-line-through-style="none" style:text-line-through-type="none" style:text-underline-style="none" fo:font-weight="bold" officeooo:rsid="00372c39" style:font-weight-asian="bold" style:font-weight-complex="bold"/>
    </style:style>
    <style:style style:name="T19" style:family="text">
      <style:text-properties style:text-line-through-style="none" style:text-line-through-type="none" style:text-underline-style="none" fo:font-weight="bold" officeooo:rsid="003f1694" style:font-weight-asian="bold" style:font-weight-complex="bold"/>
    </style:style>
    <style:style style:name="T20" style:family="text">
      <style:text-properties style:text-line-through-style="none" style:text-line-through-type="none" style:text-underline-style="none" officeooo:rsid="003f1694"/>
    </style:style>
    <style:style style:name="T21" style:family="text">
      <style:text-properties style:text-line-through-style="none" style:text-line-through-type="none" style:text-underline-style="none" fo:font-weight="normal" officeooo:rsid="003f1694" style:font-weight-asian="normal" style:font-weight-complex="normal"/>
    </style:style>
    <style:style style:name="T22" style:family="text">
      <style:text-properties style:text-line-through-style="none" style:text-line-through-type="none" style:text-underline-style="none" fo:font-weight="normal" officeooo:rsid="004091fe" style:font-weight-asian="normal" style:font-weight-complex="normal"/>
    </style:style>
    <style:style style:name="T23" style:family="text">
      <style:text-properties style:text-line-through-style="none" style:text-line-through-type="none" style:text-underline-style="none" fo:font-weight="normal" officeooo:rsid="0041be2e" style:font-weight-asian="normal" style:font-weight-complex="normal"/>
    </style:style>
    <style:style style:name="T24" style:family="text">
      <style:text-properties style:text-line-through-style="none" style:text-line-through-type="none" style:text-underline-style="none" fo:font-weight="normal" officeooo:rsid="004310ff" style:font-weight-asian="normal" style:font-weight-complex="normal"/>
    </style:style>
    <style:style style:name="T25" style:family="text">
      <style:text-properties officeooo:rsid="003b1d7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Strong_20_Emphasis"><text:span text:style-name="T25">MARCOS ANTONIO CARLOS GARCIA – 840121.</text:span></text:span></text:p>
      <text:p text:style-name="P5"><text:span text:style-name="Strong_20_Emphasis"/></text:p>
      <text:p text:style-name="P5"><text:span text:style-name="Strong_20_Emphasis">1. Citações:</text:span></text:p>
      <text:p text:style-name="Text_20_body">a. Dar um exemplo de um trecho de texto científico que tenha entre 10 e 20 linhas, de sua autoria ou extraído de alguma fonte, em que apareça uma <text:span text:style-name="Strong_20_Emphasis">citação direta</text:span>.</text:p>
      <text:p text:style-name="Text_20_body"/>
      <text:p text:style-name="P6">Transações autônomas no banco de dados Oracle.</text:p>
      <text:p text:style-name="P8">Quando buscamos informações em um banco de dados, esperamos que elas estejam íntegras. Para garantir a integridade e consistências dos dados, o Oracle mantém controles de transações. Quando uma operação DML é disparada, isso indica que os dados de uma tabela, por exemplo, podem estar sendo alterados. Nesse momento, podemos concluir que enquanto as alterações não forem confirmadas os dados que estão sendo manipulados na transação em questão não estão consistentes. Apenas quando forem confirmados, através de um <text:span text:style-name="T9">rollback</text:span> ou de um <text:span text:style-name="T9">commit</text:span>, os dados estarão íntegros. </text:p>
      <text:p text:style-name="P8">Há situações em que podemos ter várias chamadas a outros objetos que estejam executando comandos DML e efetivando-os logo em seguida. Entretanto, ao fazer isso, corremos o risco de efetivar ações de outros comandos DML, executados anteriormente, que não deveriam ser efetivados, ou pelo menos não naquele momento. Isso acontece pois sabemos que, ao executar um comando de efetivação, como um <text:span text:style-name="T9">commit</text:span> ou um <text:span text:style-name="T9">rollback</text:span>, o Oracle efetiva tudo o que estiver pendente na sessão.(GONÇALVES, <text:span text:style-name="T5">2015, </text:span>pg.283, <text:span text:style-name="T7">grifo do autor</text:span><text:span text:style-name="T1">)</text:span></text:p>
      <text:p text:style-name="Standard"/>
      <text:p text:style-name="P1"/>
      <text:p text:style-name="P1">b. Dar um exemplo de um trecho de texto científico que tenha entre 10 e 20 linhas, de sua autoria ou extraído de alguma fonte, em que apareça uma <text:span text:style-name="Strong_20_Emphasis">citação indireta</text:span>.</text:p>
      <text:p text:style-name="P1"/>
      <text:p text:style-name="P7">Transações autônomas no banco de dados Oracle.</text:p>
      <text:p text:style-name="P4"><text:tab/>A partir do momento em que fazemos uma busca de dados em um banco de dados Oracle, queremos que os dados estejam confiaveis, para isso o Oracle controla as transações. Operações DML que são executadas na base de dados <text:span text:style-name="T6">são monitoradas e não persistidas imediatamente, apenas serão gravadas no momento em que o comando commit for executado, assim, para que seja efetivamente finalizada e leve o estado dos dados de um ponto confiavel para outro. </text:span></text:p>
      <text:p text:style-name="P4"><text:span text:style-name="T6"><text:tab/>Caso ocorra qualquer problema durante a execução da instrução ela </text:span><text:span text:style-name="T7">deverá ser</text:span><text:span text:style-name="T6"> imediatamente revertida para que não gere inconcistencia na base de dados. O comando que faz essa reversão chama-se rollback.</text:span><text:span text:style-name="T10">(GON</text:span><text:span text:style-name="T12">Ç</text:span><text:span text:style-name="T10">ALVES, 2015)</text:span></text:p>
      <text:p text:style-name="P3"/>
      <text:p text:style-name="P2"/>
      <text:p text:style-name="P2">Refer<text:span text:style-name="T11">ê</text:span>ncia</text:p>
      <text:p text:style-name="P2">GONÇALVES, E. <text:span text:style-name="T3">PL/SQL Domine a linguagem do banco de dados Oracle</text:span>. 1a. ed. São Paulo: Casa do Código. <text:span text:style-name="T5">2015</text:span></text:p>
      <text:p text:style-name="Standard"/>
      <text:p text:style-name="P10"> <text:span text:style-name="Strong_20_Emphasis">2.      Referências: Criar uma lista de referências, no formato ABNT, sendo uma de cada tipo indicado abaixo:</text:span></text:p>
      <text:p text:style-name="Text_20_body"><text:span text:style-name="T3">a.</text:span> Livro (Fonte: livre)</text:p>
      <text:p text:style-name="P11"><text:tab/><text:span text:style-name="T1">GONÇALVES, E. </text:span><text:span text:style-name="T4">PL/SQL Domine a linguagem do banco de dados Oracle</text:span><text:span text:style-name="T1">. 1a. ed. São Paulo: Casa do Código. </text:span><text:span text:style-name="T5">2015</text:span></text:p>
      <text:p text:style-name="P11"/>
      <text:p text:style-name="P11"><text:span text:style-name="T3">b.</text:span> Capítulo de livro (Fonte: livre) </text:p>
      <text:p text:style-name="P11"><text:tab/><text:span text:style-name="T13">GONÇALVES, E. Transações autônomas. In: GONSALVES, E. PL/SQL Domine a linguagem do banco de dados Oracle. 1a. ed. São Paulo: Casa do Código, 2015. p. 283-293.</text:span></text:p>
      <text:p text:style-name="P11"/>
      <text:p text:style-name="P11"><text:span text:style-name="T3">c.</text:span> Artigo de periódico (Fonte sugerida: Portal de periódicos da CAPES)</text:p>
      <text:p text:style-name="P11"><text:tab/>CARVALHO, D. de A.; BRITTO NETO, L. de S. Revisão sistemática da literatura sobre softwares de anotações digitais para aprendizado. <text:span text:style-name="T2">Revista Brasileira de Computação Aplicada</text:span>, <text:span text:style-name="T8">[S. l.]</text:span>, v. 16, n. 2, p. 1-15, 2024. DOI: 10.5335/rbca.v16i2.15616. Disponível em: https://seer.upf.br/index.php/rbca/article/view/15616. Acesso em: 23 nov. 2024.</text:p>
      <text:p text:style-name="P11"/>
      <text:p text:style-name="P11"><text:span text:style-name="T3">d.</text:span> Artigo publicado em evento em português, que pode ser de um dos tipos: Conferências, congressos, simpósios, workshops, encontros e seminários (Fonte obrigatória: Biblioteca Digital da SBC – SBCOpenLib - <text:a xlink:type="simple" xlink:href="https://sol.sbc.org.br/index.php/anais" text:style-name="Internet_20_link" text:visited-style-name="Visited_20_Internet_20_Link">https://sol.sbc.org.br/index.php/anais</text:a>)</text:p>
      <text:p text:style-name="P11"><text:tab/>DAHAB, R. O papel basilar da Criptografia na segurança de dados. <text:span text:style-name="T2">Computação Brasil</text:span>, <text:span text:style-name="T8">[S. l.]</text:span>, n. 52, p. 14–21, 2024. DOI: 10.5753/compbr.2024.52.4598. Disponível em: https://journals-sol.sbc.org.br/index.php/comp-br/article/view/4598. Acesso em: 23 nov. 2024.</text:p>
      <text:p text:style-name="P11"/>
      <text:p text:style-name="P11"><text:span text:style-name="T3">e.</text:span> Artigo publicado em evento em inglês (Fonte sugerida: Porta de periódicos da CAPES) </text:p>
      <text:p text:style-name="P12"><text:tab/><text:span text:style-name="T14">BOCHE, R. </text:span><text:span text:style-name="T3">The components of conversion cost</text:span>, <text:span text:style-name="T15">ACM SIGCSIM Installation Management Review, </text:span><text:span text:style-name="T16">New York, 6, 4, 2-4, 1977 </text:span><text:span text:style-name="T17">Disponivel em: </text:span><text:a xlink:type="simple" xlink:href="https://doi.org/10.1145/1125348.1125349" text:style-name="Internet_20_link" text:visited-style-name="Visited_20_Internet_20_Link">https://doi.org/10.1145/1125348.1125349</text:a><text:span text:style-name="T16">.</text:span></text:p>
      <text:p text:style-name="P12"><text:span text:style-name="T16"/></text:p>
      <text:p text:style-name="P12"><text:span text:style-name="T18">f.</text:span><text:span text:style-name="T16"> Trabalho acadêmico TCC (fonte obrigatória: Repositório Institucional da UFSCar (</text:span><text:a xlink:type="simple" xlink:href="https://repositorio.ufscar.br/" text:style-name="Internet_20_link" text:visited-style-name="Visited_20_Internet_20_Link">https://repositorio.ufscar.br/</text:a><text:span text:style-name="T16">) ou repositório de outra universidade).</text:span></text:p>
      <text:p text:style-name="P12"><text:span text:style-name="T16"><text:tab/>NASCIMENTO, Wanderson Moreira. Criação de Blocos para conexão com banco de dados MySQL no Block-Based Integrated Platform for Embedded Systems (BIPES). 2022. Trabalho de Conclusão de Curso (Graduação em Engenharia de Computação) – Universidade Federal de São Carlos, São Carlos, 2022. Disponível em: https://repositorio.ufscar.br/handle/ufscar/17690. </text:span></text:p>
      <text:p text:style-name="P12"><text:soft-page-break/><text:span text:style-name="T18">g. </text:span><text:span text:style-name="T16">Trabalho acadêmico – mestrado (fonte obrigatória: Repositório Institucional da UFSCar (</text:span><text:a xlink:type="simple" xlink:href="https://repositorio.ufscar.br/" text:style-name="Internet_20_link" text:visited-style-name="Visited_20_Internet_20_Link">https://repositorio.ufscar.br/</text:a><text:span text:style-name="T16">) ou repositório de outra universidade) </text:span></text:p>
      <text:p text:style-name="P12"><text:span text:style-name="T16"><text:tab/>TEIXEIRA, Marcus Vinícius Carneiro. Gerenciamento de anotações de biosseqüências utilizando associações entre ontologias e esquemas XML. 2008. 106 f. Dissertação (Mestrado em Ciências Exatas e da Terra) - Universidade Federal de São Carlos, São Carlos, 2008.</text:span></text:p>
      <text:p text:style-name="P12"><text:span text:style-name="T16"/></text:p>
      <text:p text:style-name="P12"><text:span text:style-name="T18">h.</text:span><text:span text:style-name="T16"> Trabalho acadêmico – doutorado (fonte obrigatória: Repositório Institucional da UFSCar (</text:span><text:a xlink:type="simple" xlink:href="https://repositorio.ufscar.br/" text:style-name="Internet_20_link" text:visited-style-name="Visited_20_Internet_20_Link">https://repositorio.ufscar.br/</text:a><text:span text:style-name="T16">) ou repositório de outra universidade) </text:span></text:p>
      <text:p text:style-name="P12"><text:span text:style-name="T16"><text:tab/>MILLARD, George Henry. Aspectos científicos, técnicos, éticos e legais do DNA forense. 2015. Tese (Doutorado em Biotecnologia) – Universidade Federal de São Carlos, São Carlos, 2015. Disponível em: https://repositorio.ufscar.br/handle/ufscar/7811. </text:span></text:p>
      <text:p text:style-name="P12"><text:span text:style-name="T16"/></text:p>
      <text:p text:style-name="P12"><text:span text:style-name="T18">i.</text:span><text:span text:style-name="T16"> Patente (Fonte obrigatória: Ferramenta da Agência de Inovação da UFSCar (</text:span><text:a xlink:type="simple" xlink:href="http://ain.ufscar.br/search.php?pesquisa=patentes" text:style-name="Internet_20_link" text:visited-style-name="Visited_20_Internet_20_Link">http://ain.ufscar.br/search.php?pesquisa=patentes</text:a><text:span text:style-name="T16">)</text:span></text:p>
      <text:p text:style-name="P14"><text:span text:style-name="T16"><text:tab/></text:span><text:span text:style-name="T20">FERREIRA, Luiz Henrique; <text:s/>HARTWING, Dácio Rodney. </text:span><text:span text:style-name="T19">DISPOSITIVO PARA O ENSINO DA QUÍMICA. </text:span><text:span text:style-name="T21">Depositante: Universidade Federal de São Carlos (BR/SP). PI 0303045-8 A. </text:span><text:span text:style-name="T22">Dep</text:span><text:span text:style-name="T24">ó</text:span><text:span text:style-name="T22">sito: 15 jul. 2003. </text:span><text:span text:style-name="T23">Concessão: 05 abr. 2005.</text:span></text:p>
      <text:p text:style-name="P11"><text:span text:style-name="T16"/></text:p>
      <text:p text:style-name="P11"><text:span text:style-name="T16"/></text:p>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1T22:17:23.959000000</meta:creation-date>
    <dc:date>2024-11-23T14:30:34.593000000</dc:date>
    <meta:editing-duration>PT1H26M32S</meta:editing-duration>
    <meta:editing-cycles>35</meta:editing-cycles>
    <meta:generator>LibreOffice/24.2.6.2$Windows_X86_64 LibreOffice_project/ef66aa7e36a1bb8e65bfbc63aba53045a14d0871</meta:generator>
    <meta:print-date>2024-11-23T14:30:52.399000000</meta:print-date>
    <meta:printed-by>Arquivos PDF</meta:printed-by>
    <meta:document-statistic meta:table-count="0" meta:image-count="0" meta:object-count="0" meta:page-count="3" meta:paragraph-count="31" meta:word-count="797" meta:character-count="5599" meta:non-whitespace-character-count="4802"/>
  </office:meta>
</office:document-meta>
</file>